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style:font-name="Times New Roman" fo:language="ru" fo:country="RU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2cm" draw:z-index="0"><draw:image xlink:href="../../odt/images/008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-1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461cm" draw:z-index="0"><draw:image xlink:href="../../odt/images/008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6">векторизован</text:span>, реализует функцию управляемого ключа по алгоритму:</text:p>
            <text:p text:style-name="P4"><draw:frame draw:style-name="fr3" draw:name="Объект1" text:anchor-type="as-char" svg:width="6.1cm" svg:height="2.685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Text_20_body"><text:span text:style-name="T1">где</text:span><text:span text:style-name="T1"><draw:frame draw:style-name="fr3" draw:name="Объект2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1">– вектор входных сигналов,</text:span></text:p>
            <text:p text:style-name="Text_20_body"><text:span text:style-name="T1"><draw:frame draw:style-name="fr3" draw:name="Объект3" text:anchor-type="as-char" svg:width="1.235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– вектор </text:span><text:span text:style-name="T2">выходных</text:span><text:span text:style-name="T1"> сигналов </text:span><text:span text:style-name="T2">на 1-ом выходном порте,</text:span></text:p>
            <text:p text:style-name="Text_20_body"><text:span text:style-name="T1"><draw:frame draw:style-name="fr3" draw:name="Объект5" text:anchor-type="as-char" svg:width="1.245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– вектор </text:span><text:span text:style-name="T2">выходных</text:span><text:span text:style-name="T1"> сигналов </text:span><text:span text:style-name="T2">на 2-ом выходном порте,</text:span></text:p>
            <text:p text:style-name="Text_20_body"><text:span text:style-name="T1"><draw:frame draw:style-name="fr3" draw:name="Объект4" text:anchor-type="as-char" svg:width="0.623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– вектор пороговых значений (уставок), определяющих условия перекоммутации сигналов на выходных портах блока</text:span><text:span text:style-name="T2">,</text:span></text:p>
            <text:p text:style-name="Text_20_body"><text:span text:style-name="T5"><draw:frame draw:style-name="fr3" draw:name="Объект9" text:anchor-type="as-char" svg:width="0.66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– вектор сигналов на 1-ом выходном порте блока, при входных сигналах, </text:span><text:span text:style-name="T6">меньших</text:span><text:span text:style-name="T5"> пороговых значений</text:span><text:span text:style-name="T5"><draw:frame draw:style-name="fr3" draw:name="Object1" text:anchor-type="as-char" svg:width="0.623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или вектор сигналов на 2-ом выходном порте блока, при входных сигналах, </text:span><text:span text:style-name="T6">больших</text:span><text:span text:style-name="T5"> пороговых значений</text:span><text:span text:style-name="T5"><draw:frame draw:style-name="fr3" draw:name="Object2" text:anchor-type="as-char" svg:width="0.623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.</text:span></text:p>
            <text:p text:style-name="Text_20_body"><text:span text:style-name="T6">Свойства</text:span>:</text:p>
            <text:list xml:id="list86455002610760302" text:style-name="L1">
              <text:list-item>
                <text:p text:style-name="P6"><text:span text:style-name="T4">Уставка — вектор «порогов»</text:span><text:span text:style-name="T4"><draw:frame draw:style-name="fr3" draw:name="Object4" text:anchor-type="as-char" svg:width="0.623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.</text:span></text:p>
              </text:list-item>
              <text:list-item>
                <text:p text:style-name="P6"><text:span text:style-name="T2">Подпороговое значение — вектор сигналов</text:span><text:span text:style-name="T2"><draw:frame draw:style-name="fr3" draw:name="Object3" text:anchor-type="as-char" svg:width="0.66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на 1-ом выходном порте блока, при входных сигналах, </text:span><text:span text:style-name="T3">меньших</text:span><text:span text:style-name="T2"> пороговых значений</text:span><text:span text:style-name="T2"><draw:frame draw:style-name="fr3" draw:name="Object5" text:anchor-type="as-char" svg:width="0.623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или, соответственно, вектор сигналов на 2-ом выходном порте блока, при входных сигналах, больших пороговых значений</text:span><text:span text:style-name="T2"><draw:frame draw:style-name="fr3" draw:name="Object6" text:anchor-type="as-char" svg:width="0.623cm" svg:height="0.549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.</text:span></text:p>
              </text:list-item>
            </text:list>
            <text:p text:style-name="Text_20_body"><text:span text:style-name="T6">Примечания</text:span>:</text:p>
            <text:list xml:id="list5315811981547087049" text:style-name="L2">
              <text:list-item>
                <text:p text:style-name="P7">По умолчанию блок формирует <text:span text:style-name="T7">скалярный</text:span> выходной сигнал.</text:p>
              </text:list-item>
              <text:list-item>
                <text:p text:style-name="P7"><text:span text:style-name="T5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0">→</text:span><text:span text:style-name="T11"> </text:span><text:span text:style-name="T8">Сигналы</text:span><text:span text:style-name="T9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1</dc:title>
    <dc:date>2012-03-30T20:26:19.75</dc:date>
    <meta:generator>OpenOffice_Beta/4.1.0$Win32 OpenOffice.org_project/410m14$Build-9760</meta:generator>
    <meta:editing-duration>PT2H10M42S</meta:editing-duration>
    <meta:editing-cycles>90</meta:editing-cycles>
    <meta:document-statistic meta:table-count="1" meta:image-count="2" meta:object-count="12" meta:page-count="1" meta:paragraph-count="20" meta:word-count="172" meta:character-count="1176"/>
  </office:meta>
</office:document-meta>
</file>

<file path=Object 1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10/content.xml><?xml version="1.0" encoding="utf-8"?>
<math xmlns="http://www.w3.org/1998/Math/MathML">
  <semantics>
    <mrow>
      <mi>K</mi>
    </mrow>
    <annotation encoding="StarMath 5.0">K</annotation>
  </semantics>
</math>
</file>

<file path=Object 11/content.xml><?xml version="1.0" encoding="utf-8"?>
<math xmlns="http://www.w3.org/1998/Math/MathML">
  <semantics>
    <mrow>
      <mi>K</mi>
    </mrow>
    <annotation encoding="StarMath 5.0">K</annotation>
  </semantics>
</math>
</file>

<file path=Object 12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u(t), ~ если ~ u(t) &gt;= K #
alignl  y_0, ~ если ~ u(t) &lt; K
}  right none
newline
y_2(t) = left lbrace stack{
alignl  u(t), ~ если ~ u(t) &lt; K #
alignl  y_0, ~ если ~ u(t) &gt;= K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</mrow>
    <annotation encoding="StarMath 5.0">y_1(t)</annotation>
  </semantics>
</math>
</file>

<file path=Object 5/content.xml><?xml version="1.0" encoding="utf-8"?>
<math xmlns="http://www.w3.org/1998/Math/MathML">
  <semantics>
    <mrow>
      <mi>K</mi>
    </mrow>
    <annotation encoding="StarMath 5.0">K</annotation>
  </semantics>
</math>
</file>

<file path=Object 6/content.xml><?xml version="1.0" encoding="utf-8"?>
<math xmlns="http://www.w3.org/1998/Math/MathML">
  <semantics>
    <mrow>
      <msub>
        <mi>y</mi>
        <mn>2</mn>
      </msub>
      <mrow>
        <mo stretchy="false">(</mo>
        <mrow>
          <mi>t</mi>
        </mrow>
        <mo stretchy="false">)</mo>
      </mrow>
    </mrow>
    <annotation encoding="StarMath 5.0">y_2(t)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